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Proxima Nova" svg:font-family="'Proxima Nova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_20_3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0303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F4 :</text:p>
      <text:p text:style-name="P4">Requirement and specification.</text:p>
      <text:p text:style-name="P5">Requirement</text:p>
      <text:p text:style-name="P2">Company Name:EF4</text:p>
      <text:p text:style-name="P2"><text:tab/><text:tab/></text:p>
      <text:p text:style-name="P2">Objectives</text:p>
      <text:p text:style-name="P2"><text:tab/>-To create a website that advertise <text:s/>PC parts(motherboard, graphics card, processors)</text:p>
      <text:p text:style-name="P2"><text:tab/>-to increase online sales via website</text:p>
      <text:p text:style-name="P2">Key audience</text:p>
      <text:p text:style-name="P2"><text:tab/>-Prospective customers and clients like (Gamers ,PC master race)</text:p>
      <text:p text:style-name="P2">Technical Specifications</text:p>
      <text:p text:style-name="P2"><text:tab/>-Add to Cart feature.</text:p>
      <text:p text:style-name="P2"/>
      <text:p text:style-name="Standard"><text:span text:style-name="T4">Specification</text:span> <text:s text:c="48"/></text:p>
      <text:h text:style-name="P6" text:outline-level="3"><text:bookmark text:name="statement-of-goals"/>Statement of Goals</text:h>
      <text:p text:style-name="P1"/>
      <text:p text:style-name="P1"><text:tab/>The website is called Eromyna Emanon(noname anymore backwards) it is created by the company EF4 which is created by Carlo , Jaron, Arnie and Mike. The purpose of this website is to advertise and sell high end computer parts. The website is intended for PC enthusiasts and PC gamers.</text:p>
      <text:h text:style-name="P6" text:outline-level="3"><text:bookmark text:name="functional-description"/>Functional Description</text:h>
      <text:p text:style-name="Standard"><text:span text:style-name="T2"><text:tab/></text:span><text:span text:style-name="T1">The website showcases <text:s/>the different PC parts that the company has to offer. <text:s/>It also displays the different pictures of these parts. The company offers a service to put these said parts on the PC. The website </text:span></text:p>
      <text:p text:style-name="Text_20_body"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Proxima Nova" svg:font-family="'Proxima Nova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1:47:03.30</meta:creation-date>
    <meta:document-statistic meta:table-count="0" meta:image-count="0" meta:object-count="0" meta:page-count="1" meta:paragraph-count="18" meta:word-count="135" meta:character-count="918"/>
    <dc:date>2018-02-14T13:03:19.17</dc:date>
    <meta:editing-duration>PT15S</meta:editing-duration>
    <meta:editing-cycles>1</meta:editing-cycles>
    <meta:generator>OpenOffice.org/3.4.1$Win32 OpenOffice.org_project/341m1$Build-9593</meta:generator>
  </office:meta>
</office:document-meta>
</file>